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E000001A5F13F4EC72E273A2B.png" manifest:media-type="image/png"/>
  <manifest:file-entry manifest:full-path="Pictures/100002010000015E000001D2296BB657CD677B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291cm" svg:y="-0.36cm" svg:width="7.35cm" svg:height="9.784cm" draw:z-index="0"><draw:image xlink:href="Pictures/100002010000015E000001D2296BB657CD677BA4.png" xlink:type="simple" xlink:show="embed" xlink:actuate="onLoad" loext:mime-type="image/png"/></draw:frame><draw:frame draw:style-name="fr1" draw:name="Image2" text:anchor-type="paragraph" svg:x="9.043cm" svg:y="-0.258cm" svg:width="7.68cm" svg:height="9.68cm" draw:z-index="1"><draw:image xlink:href="Pictures/100002010000014E000001A5F13F4EC72E273A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20:28:13.735084599</meta:creation-date>
    <dc:date>2020-01-10T20:56:18.807732833</dc:date>
    <meta:editing-duration>PT7M5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